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Standard" style:list-style-name="L1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T1" style:family="text">
      <style:text-properties fo:font-variant="normal" fo:text-transform="none" fo:color="#000000" style:font-name="sans-serif" fo:font-size="9.75pt" fo:letter-spacing="normal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y argument for educational games</text:h>
      <text:p text:style-name="Standard"/>
      <text:p text:style-name="Standard">My hypothesis is:</text:p>
      <text:p text:style-name="Standard">It is possible to have educational content that is both highly motivational and non trival.</text:p>
      <text:p text:style-name="Standard"/>
      <text:p text:style-name="Standard">To prove my hypothesis I will prove that if it weren't true it would lead to a contridiction (<text:span text:style-name="T1">reductio ad impossibile</text:span>).</text:p>
      <text:p text:style-name="Standard"/>
      <text:p text:style-name="Standard">So if my hypothsis weren't true then it would be the case that:</text:p>
      <text:p text:style-name="Standard">It is impossible to have educational content that is both highly motivational and non trival.</text:p>
      <text:p text:style-name="Standard"/>
      <text:p text:style-name="Standard">I can show this leads to a contridiction if we make the following assumptions:</text:p>
      <text:list xml:id="list34157619" text:style-name="L8">
        <text:list-item>
          <text:p text:style-name="P8">Many games with non trival educational content are highly successful</text:p>
        </text:list-item>
        <text:list-item>
          <text:p text:style-name="P8">The more successful a game is, the more motivating the game is</text:p>
        </text:list-item>
      </text:list>
      <text:p text:style-name="Standard">Therefore:</text:p>
      <text:list xml:id="list34214617" text:style-name="L9">
        <text:list-item>
          <text:p text:style-name="P9">Many games have educational content that is both highly motivational and non trival </text:p>
        </text:list-item>
      </text:list>
      <text:p text:style-name="Standard">Which contridicts "It is impossible to have educational content that is both highly motivational and non trival".</text:p>
      <text:p text:style-name="Standard"/>
      <text:p text:style-name="Standard">So, on the basis of my assumptions 1 and 2, I have proven my hypothesis using <text:s/><text:span text:style-name="T1">reductio ad impossib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43M42S</meta:editing-duration>
    <meta:editing-cycles>12</meta:editing-cycles>
    <meta:generator>OpenOffice.org/3.2$Win32 OpenOffice.org_project/320m18$Build-9502</meta:generator>
    <dc:date>2011-11-17T14:39:40.38</dc:date>
    <dc:creator>Ben Gibson</dc:creator>
    <meta:document-statistic meta:table-count="0" meta:image-count="0" meta:object-count="0" meta:page-count="1" meta:paragraph-count="13" meta:word-count="161" meta:character-count="939"/>
    <meta:user-defined meta:name="Info 1"/>
    <meta:user-defined meta:name="Info 2"/>
    <meta:user-defined meta:name="Info 3"/>
    <meta:user-defined meta:name="Info 4"/>
  </office:meta>
</office:document-meta>
</file>